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9b07" officeooo:paragraph-rsid="00089b07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Копаясь в интернете, я наткнулся на интересные статьи о Синглтонах. О быстрых, о медленных. Изучив их, и заметив некоторые недостатки, я решил написать свою версию синглтона, избавившись от части минусов.</text:p>
      <text:p text:style-name="P1"/>
      <text:p text:style-name="P1">Правда то, что я считал самым лучшим подходом, оказалось худшим, но об этом читайте дальше, в статье. :)</text:p>
      <text:p text:style-name="P1"/>
      <text:p text:style-name="P1">Сингтон представляет из себя паттерн, гарантирующий существование только одного экземпляра класса, и предоставляющий к нему доступ.</text:p>
      <text:p text:style-name="P1"/>
      <text:p text:style-name="P1">Применение:</text:p>
      <text:p text:style-name="P1">— Системе требуется только один экземляр класса.</text:p>
      <text:p text:style-name="P1">— Экземпляр класса должен легко доступен все компонентам системы.</text:p>
      <text:p text:style-name="P1">— Требуется глобальная переменная или её аналог.</text:p>
      <text:p text:style-name="P1">— Требуется наследуемость и полиморфизм для статического класса, но это не поддерживается.</text:p>
      <text:p text:style-name="P1"/>
      <text:p text:style-name="P1">На языке java уже реализовано несколько версий этого шаблона:</text:p>
      <text:p text:style-name="P1"/>
      <text:p text:style-name="P1"><text:s text:c="4"/>public class Singleton {</text:p>
      <text:p text:style-name="P1"><text:s text:c="8"/>public static final Singleton SINGLETON = new Singleton();</text:p>
      <text:p text:style-name="P1"><text:s text:c="4"/>}</text:p>
      <text:p text:style-name="P1"/>
      <text:p text:style-name="P1"/>
      <text:p text:style-name="P1">Самая простая версия, статическая реализация. Имеет один большой минус, Синглтон создаётся на этапе запуска программы, и при очень ресурсоёмком конструкторе может затормаживать системы. Было бы неплохо, если бы Синглтон грузился не сразу, а по запросу. Следующая реализация исправляет это:</text:p>
      <text:p text:style-name="P1"/>
      <text:p text:style-name="P1">[копировать] [скачать]</text:p>
      <text:p text:style-name="P1"/>
      <text:p text:style-name="P1"><text:s text:c="4"/>public class Singleton {</text:p>
      <text:p text:style-name="P1"><text:s text:c="8"/>private static Singleton instance;</text:p>
      <text:p text:style-name="P1"><text:s text:c="8"/>private Singleton(){}</text:p>
      <text:p text:style-name="P1"><text:s text:c="8"/>public static Singleton getInstance() {</text:p>
      <text:p text:style-name="P1"><text:s text:c="12"/>if (instance == null) {</text:p>
      <text:p text:style-name="P1"><text:s text:c="16"/>instance = new Singleton();</text:p>
      <text:p text:style-name="P1"><text:s text:c="12"/>}</text:p>
      <text:p text:style-name="P1"><text:s text:c="12"/>return instance;</text:p>
      <text:p text:style-name="P1"><text:s text:c="8"/>}</text:p>
      <text:p text:style-name="P1"><text:s text:c="4"/>}</text:p>
      <text:p text:style-name="P1"/>
      <text:p text:style-name="P1"/>
      <text:p text:style-name="P1">Уже лучше. Но имеет серьёзные недостатки, такие как отсутствие потокобезопасности. Можно сделать метод synchronized, но это серьёзно ограничит скорость выполнения из-за конкуренции потоков за вызов метода, даже тогда, когда это уже не нужно.</text:p>
      <text:p text:style-name="P1"/>
      <text:p text:style-name="P1">Рассмотрев несколько вариантов исправления этого недостатка, я первым делом изучил то, что было представлено как лучший синглтон до момента написания статьи:</text:p>
      <text:p text:style-name="P1"/>
      <text:p text:style-name="P1">[копировать] [скачать]</text:p>
      <text:p text:style-name="P1"><text:soft-page-break/></text:p>
      <text:p text:style-name="P1"><text:s text:c="4"/>public class Singleton {</text:p>
      <text:p text:style-name="P1"><text:s text:c="8"/>private static volatile Singleton instance;</text:p>
      <text:p text:style-name="P1"><text:s text:c="8"/>private Singleton(){}</text:p>
      <text:p text:style-name="P1"><text:s text:c="8"/>public static Singleton getInstance() {</text:p>
      <text:p text:style-name="P1"><text:s text:c="12"/>if (instance == null) {</text:p>
      <text:p text:style-name="P1"><text:s text:c="16"/>synchronized (Singleton.class) {</text:p>
      <text:p text:style-name="P1"><text:s text:c="20"/>if (instance == null) {</text:p>
      <text:p text:style-name="P1"><text:s text:c="24"/>instance = new Singleton();</text:p>
      <text:p text:style-name="P1"><text:s text:c="20"/>}</text:p>
      <text:p text:style-name="P1"><text:s text:c="16"/>}</text:p>
      <text:p text:style-name="P1"><text:s text:c="12"/>}</text:p>
      <text:p text:style-name="P1"><text:s text:c="12"/>return instance;</text:p>
      <text:p text:style-name="P1"><text:s text:c="8"/>}</text:p>
      <text:p text:style-name="P1"><text:s text:c="4"/>}</text:p>
      <text:p text:style-name="P1"/>
      <text:p text:style-name="P1"/>
      <text:p text:style-name="P1">И разочаровался.</text:p>
      <text:p text:style-name="P1"/>
      <text:p text:style-name="P1">Этот вариант выглядит хорошо, но использовать его не рекомендуется, volatile модификатор может привести к проблемам производительности на мультипроцессорных системах. Нужно как-то решить проблему доступа к переменной, volatile блокирует кэширование значения переменной, заставляя каждый раз обращаться потоки к данным, блокируя их, и замедляя чтение для других потоков. Я решил исправить это и написать более лучший синглтон, чем уже имеющийся.</text:p>
      <text:p text:style-name="P1"/>
      <text:p text:style-name="P1">Первой пришла в голову мысль: а почему бы во время выполнения не передать значение volatile переменной в не volatile, всё равно после создания Объекта Синглтона переменная содержащая ссылку на Объект Синглтон не меняется и кеширование не повредит?</text:p>
      <text:p text:style-name="P1"/>
      <text:p text:style-name="P1">В исправил всё вот так:</text:p>
      <text:p text:style-name="P1"/>
      <text:p text:style-name="P1">[копировать] [скачать]</text:p>
      <text:p text:style-name="P1"/>
      <text:p text:style-name="P1"><text:s text:c="4"/>public class Singleton2 {</text:p>
      <text:p text:style-name="P1"><text:s text:c="8"/>private static volatile Singleton2 instance2;</text:p>
      <text:p text:style-name="P1"><text:s text:c="8"/>private static Singleton2 getInstance2() {</text:p>
      <text:p text:style-name="P1"><text:s text:c="12"/>if (instance2 == null) {</text:p>
      <text:p text:style-name="P1"><text:s text:c="16"/>synchronized (Singleton2.class) {</text:p>
      <text:p text:style-name="P1"><text:s text:c="20"/>if (instance2 == null) {</text:p>
      <text:p text:style-name="P1"><text:s text:c="24"/>instance2 = new Singleton2();</text:p>
      <text:p text:style-name="P1"><text:s text:c="20"/>}</text:p>
      <text:p text:style-name="P1"><text:s text:c="16"/>}</text:p>
      <text:p text:style-name="P1"><text:s text:c="12"/>}</text:p>
      <text:p text:style-name="P1"><text:s text:c="12"/>return instance2;</text:p>
      <text:p text:style-name="P1"><text:s text:c="8"/>}</text:p>
      <text:p text:style-name="P1"><text:s text:c="8"/>private static Singleton2 instance;</text:p>
      <text:p text:style-name="P1"><text:s text:c="8"/>public static Singleton2 getInstance() {</text:p>
      <text:p text:style-name="P1"><text:s text:c="12"/>if (instance == null) {</text:p>
      <text:p text:style-name="P1"><text:s text:c="16"/>instance = getInstance2();</text:p>
      <text:p text:style-name="P1"><text:s text:c="12"/>}</text:p>
      <text:p text:style-name="P1"><text:s text:c="12"/>return instance;</text:p>
      <text:p text:style-name="P1"><text:soft-page-break/><text:s text:c="8"/>}</text:p>
      <text:p text:style-name="P1"><text:s text:c="4"/>}</text:p>
      <text:p text:style-name="P1"/>
      <text:p text:style-name="P1"/>
      <text:p text:style-name="P1">Соединив потокобезопасные и не потокобезопасные методы мы получаем более высокую производительность при множественном обращении с минимумом использования volatile переменной блокирующей кэширование ссылки сохраняя при этом потокобезопасность. Однако данная реализация всё же не является самой быстрой. В голову пришла вторая мысль, что возможна быстрейшая реализация, когда код самомодифицируется и убирает условия оставляя только:</text:p>
      <text:p text:style-name="P1"/>
      <text:p text:style-name="P1">[копировать] [скачать]</text:p>
      <text:p text:style-name="P1"/>
      <text:p text:style-name="P1"><text:s text:c="4"/>public class Singleton {</text:p>
      <text:p text:style-name="P1"><text:s text:c="8"/>private Singleton instance;//переменная уже содержит нужный объект</text:p>
      <text:p text:style-name="P1"><text:s text:c="8"/>public Singleton getInstance() {</text:p>
      <text:p text:style-name="P1"><text:s text:c="12"/>return instance;</text:p>
      <text:p text:style-name="P1"><text:s text:c="8"/>}</text:p>
      <text:p text:style-name="P1"><text:s text:c="4"/>}</text:p>
      <text:p text:style-name="P1"/>
      <text:p text:style-name="P1"/>
      <text:p text:style-name="P1">— Код после исполнения модифицирует себя, убирает ненужные инструкции перехода по условиям и работает очень быстро, — радовался я.</text:p>
      <text:p text:style-name="P1"/>
      <text:p text:style-name="P1">Однако подобное чревато очень большими рисками при использовании, т.е. не очень потокобезопасно, а при первом запуске очень медленно. К тому же такой код очень не красив и перегружен. И не static. Можете посмотреть код:</text:p>
      <text:p text:style-name="P1"/>
      <text:p text:style-name="P1">[копировать] [скачать]</text:p>
      <text:p text:style-name="P1"/>
      <text:p text:style-name="P1"><text:s text:c="4"/>public class SingletonBulder {</text:p>
      <text:p text:style-name="P1"><text:s text:c="8"/>private static Singleton instance;</text:p>
      <text:p text:style-name="P1"><text:s text:c="8"/>private static SingletonBulder.SB sb;</text:p>
      <text:p text:style-name="P1"><text:s text:c="8"/>public SingletonBulder(){</text:p>
      <text:p text:style-name="P1"><text:s text:c="12"/>sb=new SB();</text:p>
      <text:p text:style-name="P1"><text:s text:c="8"/>}</text:p>
      <text:p text:style-name="P1"><text:s text:c="8"/>public Singleton getInstance() {</text:p>
      <text:p text:style-name="P1"><text:s text:c="12"/>return sb.getInstance();</text:p>
      <text:p text:style-name="P1"><text:s text:c="8"/>}</text:p>
      <text:p text:style-name="P1"><text:s text:c="8"/>private class SB{</text:p>
      <text:p text:style-name="P1"><text:s text:c="12"/>public Singleton getInstance() {</text:p>
      <text:p text:style-name="P1"><text:s text:c="16"/>instance=Singleton.getInstance();</text:p>
      <text:p text:style-name="P1"><text:s text:c="16"/>sb=new SB(){</text:p>
      <text:p text:style-name="P1"><text:s text:c="20"/>public Singleton getInstance(){</text:p>
      <text:p text:style-name="P1"><text:s text:c="24"/>return instance;</text:p>
      <text:p text:style-name="P1"><text:s text:c="20"/>}</text:p>
      <text:p text:style-name="P1"><text:s text:c="16"/>};</text:p>
      <text:p text:style-name="P1"><text:s text:c="16"/>return instance;</text:p>
      <text:p text:style-name="P1"><text:s text:c="12"/>}</text:p>
      <text:p text:style-name="P1"><text:s text:c="8"/>}</text:p>
      <text:p text:style-name="P1"><text:s text:c="4"/>}</text:p>
      <text:p text:style-name="P1"/>
      <text:p text:style-name="P1"><text:soft-page-break/></text:p>
      <text:p text:style-name="P1">Придётся создать отдельный объект SingletonBulder, присвоив в самом начале инициализации final static полю к которому и обращаться. Т.е. создавать полусинглтон к создателю синглтона. К тому же, я не уверен, так ли быстр SingletonBulder, чтобы его использовать, а потому задействовал тесты для выяснения быстродействия.</text:p>
      <text:p text:style-name="P1"/>
      <text:p text:style-name="P1">Исходный код теста</text:p>
      <text:p text:style-name="P1"/>
      <text:p text:style-name="P1"/>
      <text:p text:style-name="P1">One:25.71614 msc Two:2.066058 msc SB:6.242348 msc</text:p>
      <text:p text:style-name="P1">Как и ожидалось, код с SingltonBuild оказался не таким быстрым, как виделся. Результаты после разогрева (нескольких запусков) примерно такие:</text:p>
      <text:p text:style-name="P1"/>
      <text:p text:style-name="P1"/>
      <text:p text:style-name="P1">One:3.029997 msc</text:p>
      <text:p text:style-name="P1">Two:1.213949 msc</text:p>
      <text:p text:style-name="P1">SB:3.698755 msc</text:p>
      <text:p text:style-name="P1"/>
      <text:p text:style-name="P1">One:4.798618 msc</text:p>
      <text:p text:style-name="P1">Two:1.538546 msc</text:p>
      <text:p text:style-name="P1">SB:4.832412 msc</text:p>
      <text:p text:style-name="P1"/>
      <text:p text:style-name="P1">One:6.193176 msc</text:p>
      <text:p text:style-name="P1">Two:1.893041 msc</text:p>
      <text:p text:style-name="P1">SB:6.056945 msc</text:p>
      <text:p text:style-name="P1"/>
      <text:p text:style-name="P1">One:6.036351 msc</text:p>
      <text:p text:style-name="P1">Two:1.828518 msc</text:p>
      <text:p text:style-name="P1">SB:5.849464 msc</text:p>
      <text:p text:style-name="P1"/>
      <text:p text:style-name="P1">One:4.384834 msc</text:p>
      <text:p text:style-name="P1">Two:1.328419 msc</text:p>
      <text:p text:style-name="P1">SB:4.398327 msc</text:p>
      <text:p text:style-name="P1"/>
      <text:p text:style-name="P1"/>
      <text:p text:style-name="P1">Не будь на java некоторых ограничений модикации скорость самомодифицирующегося кода была бы выше. Зато комбинация опасного кода с подушкой безопасности как и ожидалось за счёт возможности кэширования оказалась самой быстрой на момент тестирования. Поэтому можно сделать однозначный вывод, на данный момент моя модификация кода Singleton на java является быстрейшей.</text:p>
      <text:p text:style-name="P1"/>
      <text:p text:style-name="P1">Ах да, попрошу не забывать про приватный конструктор. В коде выше он был опущен, полный код выглядит так:</text:p>
      <text:p text:style-name="P1"/>
      <text:p text:style-name="P1">[копировать] [скачать]</text:p>
      <text:p text:style-name="P1"/>
      <text:p text:style-name="P1"><text:s text:c="4"/>public class Singleton {</text:p>
      <text:p text:style-name="P1"><text:s text:c="8"/>private static volatile Singleton instance2;</text:p>
      <text:p text:style-name="P1"><text:s text:c="8"/>private Singleton(){}</text:p>
      <text:p text:style-name="P1"><text:s text:c="8"/>private static Singleton getInstance2() {</text:p>
      <text:p text:style-name="P1"><text:s text:c="12"/>if (instance2 == null) {</text:p>
      <text:p text:style-name="P1"><text:s text:c="16"/>synchronized (Singleton.class) {</text:p>
      <text:p text:style-name="P1"><text:soft-page-break/><text:s text:c="20"/>if (instance2 == null) {</text:p>
      <text:p text:style-name="P1"><text:s text:c="24"/>instance2 = new Singleton();</text:p>
      <text:p text:style-name="P1"><text:s text:c="20"/>}</text:p>
      <text:p text:style-name="P1"><text:s text:c="16"/>}</text:p>
      <text:p text:style-name="P1"><text:s text:c="12"/>}</text:p>
      <text:p text:style-name="P1"><text:s text:c="12"/>return instance2;</text:p>
      <text:p text:style-name="P1"><text:s text:c="8"/>}</text:p>
      <text:p text:style-name="P1"><text:s text:c="5"/></text:p>
      <text:p text:style-name="P1"><text:s text:c="8"/>private static Singleton instance;</text:p>
      <text:p text:style-name="P1"><text:s text:c="5"/></text:p>
      <text:p text:style-name="P1"><text:s text:c="8"/>public static Singleton getInstance() {</text:p>
      <text:p text:style-name="P1"><text:s text:c="12"/>if (instance == null) {</text:p>
      <text:p text:style-name="P1"><text:s text:c="16"/>instance = getInstance2();</text:p>
      <text:p text:style-name="P1"><text:s text:c="12"/>}</text:p>
      <text:p text:style-name="P1"><text:s text:c="12"/>return instance;</text:p>
      <text:p text:style-name="P1"><text:s text:c="8"/>}</text:p>
      <text:p text:style-name="P1"><text:s text:c="4"/>}</text:p>
      <text:p text:style-name="P1"/>
      <text:p text:style-name="P1"/>
      <text:p text:style-name="P1">Есть ещё более быстрый код Синглтона, но он не поддерживает ленивую инициализацию. Думаю много кто-предложит более быструю реализацию на java с сохранением всех нужных вещей. Но пожалуй я на этом кончу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8T17:51:01.404625175</meta:creation-date>
    <dc:date>2021-10-28T17:52:14.007217897</dc:date>
    <meta:editing-duration>PT1M13S</meta:editing-duration>
    <meta:editing-cycles>1</meta:editing-cycles>
    <meta:document-statistic meta:table-count="0" meta:image-count="0" meta:object-count="0" meta:page-count="5" meta:paragraph-count="144" meta:word-count="881" meta:character-count="7402" meta:non-whitespace-character-count="5587"/>
    <meta:generator>LibreOffice/5.1.2.2$Linux_X86_64 LibreOffice_project/10m0$Build-2</meta:generator>
  </office:meta>
</office:document-meta>
</file>